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jp-code-font-family" svg:font-family="'var jp-code-font-family'"/>
  </office:font-face-decls>
  <office:automatic-styles>
    <style:style style:name="P1" style:family="paragraph" style:parent-style-name="Standard">
      <style:text-properties officeooo:rsid="00125b7f" officeooo:paragraph-rsid="00125b7f"/>
    </style:style>
    <style:style style:name="P2" style:family="paragraph" style:parent-style-name="Text_20_body">
      <style:text-properties officeooo:rsid="001412a5" officeooo:paragraph-rsid="001412a5"/>
    </style:style>
    <style:style style:name="P3" style:family="paragraph" style:parent-style-name="Text_20_body">
      <style:text-properties officeooo:rsid="0018c867" officeooo:paragraph-rsid="0018c867"/>
    </style:style>
    <style:style style:name="P4" style:family="paragraph" style:parent-style-name="Text_20_body">
      <style:text-properties officeooo:rsid="0016fe36" officeooo:paragraph-rsid="0016fe36"/>
    </style:style>
    <style:style style:name="P5" style:family="paragraph" style:parent-style-name="Text_20_body">
      <style:text-properties officeooo:paragraph-rsid="001b2392"/>
    </style:style>
    <style:style style:name="P6" style:family="paragraph" style:parent-style-name="Text_20_body">
      <style:text-properties officeooo:rsid="001ccf32" officeooo:paragraph-rsid="001ccf32"/>
    </style:style>
    <style:style style:name="P7" style:family="paragraph" style:parent-style-name="Text_20_body">
      <style:text-properties fo:font-weight="bold" officeooo:rsid="001ccf32" officeooo:paragraph-rsid="001ccf32" style:font-weight-asian="bold" style:font-weight-complex="bold"/>
    </style:style>
    <style:style style:name="P8" style:family="paragraph" style:parent-style-name="Text_20_body">
      <style:text-properties fo:font-weight="bold" officeooo:rsid="00200e7a" officeooo:paragraph-rsid="00200e7a" style:font-weight-asian="bold" style:font-weight-complex="bold"/>
    </style:style>
    <style:style style:name="P9" style:family="paragraph" style:parent-style-name="Text_20_body">
      <style:text-properties fo:font-weight="normal" officeooo:rsid="001e0254" officeooo:paragraph-rsid="001e0254" style:font-weight-asian="normal" style:font-weight-complex="normal"/>
    </style:style>
    <style:style style:name="P10" style:family="paragraph" style:parent-style-name="Text_20_body">
      <style:text-properties fo:font-weight="normal" officeooo:rsid="001ec1fd" officeooo:paragraph-rsid="001ec1fd" style:font-weight-asian="normal" style:font-weight-complex="normal"/>
    </style:style>
    <style:style style:name="P11" style:family="paragraph" style:parent-style-name="Text_20_body">
      <style:text-properties fo:font-weight="normal" officeooo:rsid="00200e7a" officeooo:paragraph-rsid="00200e7a" style:font-weight-asian="normal" style:font-weight-complex="normal"/>
    </style:style>
    <style:style style:name="P12" style:family="paragraph" style:parent-style-name="Text_20_body">
      <style:text-properties fo:font-weight="normal" officeooo:rsid="00200e7a" officeooo:paragraph-rsid="0022e78e" style:font-weight-asian="normal" style:font-weight-complex="normal"/>
    </style:style>
    <style:style style:name="P13" style:family="paragraph" style:parent-style-name="Text_20_body">
      <style:text-properties fo:font-weight="normal" officeooo:rsid="0022e78e" officeooo:paragraph-rsid="0022e78e" style:font-weight-asian="normal" style:font-weight-complex="normal"/>
    </style:style>
    <style:style style:name="P14" style:family="paragraph" style:parent-style-name="Text_20_body">
      <style:text-properties fo:font-weight="normal" officeooo:rsid="0022e78e" officeooo:paragraph-rsid="00239e8d" style:font-weight-asian="normal" style:font-weight-complex="normal"/>
    </style:style>
    <style:style style:name="P15" style:family="paragraph" style:parent-style-name="Text_20_body">
      <style:text-properties fo:font-weight="normal" officeooo:paragraph-rsid="00200e7a"/>
    </style:style>
    <style:style style:name="P16" style:family="paragraph" style:parent-style-name="Standard">
      <style:text-properties fo:color="#ffffff" loext:opacity="100%" style:font-name="Droid Sans Mono" fo:font-size="10.5pt" fo:font-weight="normal" officeooo:rsid="0022e78e" officeooo:paragraph-rsid="00239e8d" fo:background-color="#000000" style:font-weight-asian="normal" style:font-weight-complex="normal"/>
    </style:style>
    <style:style style:name="P17" style:family="paragraph" style:parent-style-name="Heading_20_1">
      <style:text-properties officeooo:rsid="0018c867" officeooo:paragraph-rsid="0018c867"/>
    </style:style>
    <style:style style:name="P18" style:family="paragraph" style:parent-style-name="Heading_20_2">
      <style:text-properties officeooo:rsid="00125b7f" officeooo:paragraph-rsid="00125b7f"/>
    </style:style>
    <style:style style:name="P19" style:family="paragraph" style:parent-style-name="Heading_20_4">
      <style:text-properties officeooo:rsid="0017653e" officeooo:paragraph-rsid="0017653e"/>
    </style:style>
    <style:style style:name="P20" style:family="paragraph" style:parent-style-name="Preformatted_20_Text">
      <style:paragraph-properties fo:margin-top="0in" fo:margin-bottom="0.1965in" style:contextual-spacing="false"/>
    </style:style>
    <style:style style:name="P21" style:family="paragraph" style:parent-style-name="Preformatted_20_Text" style:list-style-name="L3">
      <style:paragraph-properties fo:margin-top="0in" fo:margin-bottom="0.1965in" style:contextual-spacing="false"/>
    </style:style>
    <style:style style:name="P22" style:family="paragraph" style:parent-style-name="Preformatted_20_Text" style:list-style-name="L4">
      <style:paragraph-properties fo:margin-top="0in" fo:margin-bottom="0.1965in" style:contextual-spacing="false"/>
    </style:style>
    <style:style style:name="P23" style:family="paragraph" style:parent-style-name="Preformatted_20_Text" style:list-style-name="L8"/>
    <style:style style:name="P24" style:family="paragraph" style:parent-style-name="Preformatted_20_Text" style:list-style-name="L8">
      <style:paragraph-properties fo:margin-top="0in" fo:margin-bottom="0.1965in" style:contextual-spacing="false"/>
    </style:style>
    <style:style style:name="P25" style:family="paragraph" style:parent-style-name="Preformatted_20_Text" style:list-style-name="L9"/>
    <style:style style:name="P26" style:family="paragraph" style:parent-style-name="Preformatted_20_Text" style:list-style-name="L9">
      <style:paragraph-properties fo:margin-top="0in" fo:margin-bottom="0.1965in" style:contextual-spacing="false"/>
    </style:style>
    <style:style style:name="P27" style:family="paragraph" style:parent-style-name="Preformatted_20_Text" style:list-style-name="L10"/>
    <style:style style:name="P28" style:family="paragraph" style:parent-style-name="Preformatted_20_Text" style:list-style-name="L10">
      <style:paragraph-properties fo:margin-top="0in" fo:margin-bottom="0.1965in" style:contextual-spacing="false"/>
    </style:style>
    <style:style style:name="P29" style:family="paragraph" style:parent-style-name="Text_20_body" style:list-style-name="L1">
      <style:text-properties officeooo:rsid="00117a3a" officeooo:paragraph-rsid="00117a3a"/>
    </style:style>
    <style:style style:name="P30" style:family="paragraph" style:parent-style-name="Text_20_body">
      <style:text-properties fo:font-weight="normal" officeooo:rsid="0022e78e" officeooo:paragraph-rsid="0010d082" style:font-weight-asian="normal" style:font-weight-complex="normal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paragraph-properties fo:margin-top="0in" fo:margin-bottom="0in" style:contextual-spacing="false"/>
    </style:style>
    <style:style style:name="P33" style:family="paragraph" style:parent-style-name="Text_20_body" style:list-style-name="L3"/>
    <style:style style:name="P34" style:family="paragraph" style:parent-style-name="Text_20_body" style:list-style-name="L3">
      <style:paragraph-properties fo:margin-top="0in" fo:margin-bottom="0in" style:contextual-spacing="false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paragraph-properties fo:margin-top="0in" fo:margin-bottom="0in" style:contextual-spacing="false"/>
    </style:style>
    <style:style style:name="P37" style:family="paragraph" style:parent-style-name="Text_20_body" style:list-style-name="L5"/>
    <style:style style:name="P38" style:family="paragraph" style:parent-style-name="Text_20_body" style:list-style-name="L5">
      <style:paragraph-properties fo:margin-top="0in" fo:margin-bottom="0in" style:contextual-spacing="false"/>
    </style:style>
    <style:style style:name="P39" style:family="paragraph" style:parent-style-name="Text_20_body" style:list-style-name="L6"/>
    <style:style style:name="P40" style:family="paragraph" style:parent-style-name="Text_20_body" style:list-style-name="L6">
      <style:paragraph-properties fo:margin-top="0in" fo:margin-bottom="0in" style:contextual-spacing="false"/>
    </style:style>
    <style:style style:name="P41" style:family="paragraph" style:parent-style-name="Text_20_body" style:list-style-name="L7"/>
    <style:style style:name="P42" style:family="paragraph" style:parent-style-name="Text_20_body" style:list-style-name="L8"/>
    <style:style style:name="P43" style:family="paragraph" style:parent-style-name="Text_20_body" style:list-style-name="L9"/>
    <style:style style:name="P44" style:family="paragraph" style:parent-style-name="Text_20_body" style:list-style-name="L10"/>
    <style:style style:name="P45" style:family="paragraph" style:parent-style-name="Text_20_body" style:list-style-name="L11"/>
    <style:style style:name="P46" style:family="paragraph" style:parent-style-name="Text_20_body" style:list-style-name="L11">
      <style:paragraph-properties fo:margin-top="0in" fo:margin-bottom="0in" style:contextual-spacing="false"/>
    </style:style>
    <style:style style:name="T1" style:family="text">
      <style:text-properties officeooo:rsid="00125b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867" style:font-weight-asian="bold" style:font-weight-complex="bold"/>
    </style:style>
    <style:style style:name="T4" style:family="text">
      <style:text-properties fo:font-weight="bold" officeooo:rsid="00200e7a" style:font-weight-asian="bold" style:font-weight-complex="bold"/>
    </style:style>
    <style:style style:name="T5" style:family="text">
      <style:text-properties fo:font-weight="bold" officeooo:rsid="00239e8d" style:font-weight-asian="bold" style:font-weight-complex="bold"/>
    </style:style>
    <style:style style:name="T6" style:family="text">
      <style:text-properties officeooo:rsid="0017653e"/>
    </style:style>
    <style:style style:name="T7" style:family="text">
      <style:text-properties officeooo:rsid="0018c867"/>
    </style:style>
    <style:style style:name="T8" style:family="text">
      <style:text-properties fo:font-variant="normal" fo:text-transform="none" style:font-name="var jp-code-font-family" fo:font-size="9.75pt" fo:letter-spacing="normal" fo:font-style="normal"/>
    </style:style>
    <style:style style:name="T9" style:family="text">
      <style:text-properties fo:font-variant="normal" fo:text-transform="none" style:font-name="var jp-code-font-family" fo:font-size="9.75pt" fo:letter-spacing="normal" fo:font-style="normal" officeooo:rsid="0022e78e"/>
    </style:style>
    <style:style style:name="T10" style:family="text">
      <style:text-properties officeooo:rsid="001b2392"/>
    </style:style>
    <style:style style:name="T11" style:family="text">
      <style:text-properties officeooo:rsid="001ec1fd"/>
    </style:style>
    <style:style style:name="T12" style:family="text">
      <style:text-properties officeooo:rsid="00200e7a"/>
    </style:style>
    <style:style style:name="T13" style:family="text">
      <style:text-properties officeooo:rsid="00200e7a" style:font-weight-asian="normal" style:font-weight-complex="normal"/>
    </style:style>
    <style:style style:name="T14" style:family="text">
      <style:text-properties officeooo:rsid="002201a7"/>
    </style:style>
    <style:style style:name="T15" style:family="text">
      <style:text-properties officeooo:rsid="0022e78e"/>
    </style:style>
    <style:style style:name="T16" style:family="text">
      <style:text-properties officeooo:rsid="00239e8d"/>
    </style:style>
    <style:style style:name="T17" style:family="text">
      <style:text-properties fo:color="#9cdcfe" loext:opacity="100%"/>
    </style:style>
    <style:style style:name="T18" style:family="text">
      <style:text-properties fo:color="#d4d4d4" loext:opacity="100%"/>
    </style:style>
    <style:style style:name="T19" style:family="text">
      <style:text-properties fo:color="#569cd6" loext:opacity="100%"/>
    </style:style>
    <style:style style:name="T20" style:family="text">
      <style:text-properties fo:color="#ce9178" loext:opacity="100%"/>
    </style:style>
    <style:style style:name="T21" style:family="text">
      <style:text-properties officeooo:rsid="0028db6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Here's the <text:span text:style-name="Strong_20_Emphasis">completed and refined project documentation</text:span> with a <text:span text:style-name="Strong_20_Emphasis">clear, professional, and structured</text:span> approach. 🚀</text:p>
      <text:p text:style-name="Horizontal_20_Line"/>
      <text:h text:style-name="Heading_20_3" text:outline-level="3"><text:span text:style-name="Strong_20_Emphasis">ML-Based Movie Recommendation System</text:span> 🎬</text:h>
      <text:h text:style-name="Heading_20_4" text:outline-level="4"><text:span text:style-name="Strong_20_Emphasis">📌 Goal</text:span></text:h>
      <text:p text:style-name="Text_20_body">Our goal is to build a <text:span text:style-name="Strong_20_Emphasis">content-based movie recommendation system</text:span> that suggests movies based on similar features (genres, keywords, cast, and crew).</text:p>
      <text:p text:style-name="Horizontal_20_Line"/>
      <text:h text:style-name="Heading_20_2" text:outline-level="2"><text:span text:style-name="Strong_20_Emphasis">📂 Project Structure</text:span></text:h>
      <text:p text:style-name="Preformatted_20_Text"><text:span text:style-name="Source_20_Text">movies-recommender-system/</text:span></text:p>
      <text:p text:style-name="Preformatted_20_Text"><text:span text:style-name="Source_20_Text">│── app.py <text:s text:c="21"/># Streamlit web app <text:s/></text:span></text:p>
      <text:p text:style-name="Preformatted_20_Text"><text:span text:style-name="Source_20_Text">│── movie-recommender.ipynb <text:s text:c="5"/># Jupyter Notebook for model building <text:s/></text:span></text:p>
      <text:p text:style-name="Preformatted_20_Text"><text:span text:style-name="Source_20_Text">│── ProjectDocument.odt <text:s text:c="9"/># Project documentation <text:s/></text:span></text:p>
      <text:p text:style-name="Preformatted_20_Text"><text:span text:style-name="Source_20_Text">│── similarity.pkl <text:s text:c="14"/># Precomputed similarity matrix <text:s/></text:span></text:p>
      <text:p text:style-name="Preformatted_20_Text"><text:span text:style-name="Source_20_Text">│── dataset/ <text:s text:c="20"/># Contains dataset files <text:s/></text:span></text:p>
      <text:p text:style-name="Preformatted_20_Text"><text:span text:style-name="Source_20_Text">│ <text:s text:c="2"/>├── tmdb_5000_movies.csv <text:s/></text:span></text:p>
      <text:p text:style-name="Preformatted_20_Text"><text:span text:style-name="Source_20_Text">│ <text:s text:c="2"/>├── tmdb_5000_credits.csv <text:s/></text:span></text:p>
      <text:p text:style-name="Preformatted_20_Text"><text:span text:style-name="Source_20_Text">│── movies.pkl <text:s text:c="18"/># Processed movie dataset <text:s/></text:span></text:p>
      <text:p text:style-name="P20"><text:span text:style-name="Source_20_Text">│── requirements.txt <text:s text:c="13"/># Required Python libraries <text:s/></text:span></text:p>
      <text:p text:style-name="Horizontal_20_Line"/>
      <text:h text:style-name="Heading_20_2" text:outline-level="2"><text:span text:style-name="Strong_20_Emphasis">🔄 Project Workflow</text:span></text:h>
      <text:p text:style-name="Text_20_body">✅ <text:span text:style-name="Strong_20_Emphasis">1. Data Collection</text:span> 📊</text:p>
      <text:list xml:id="list3776487659" text:style-name="L2">
        <text:list-item>
          <text:p text:style-name="P32"><text:span text:style-name="Strong_20_Emphasis">Dataset Name</text:span>: TMDB 5000 Movie Dataset </text:p>
        </text:list-item>
        <text:list-item>
          <text:p text:style-name="P32"><text:span text:style-name="Strong_20_Emphasis">Source</text:span>: https://www.kaggle.com/datasets/tmdb/tmdb-movie-metadata </text:p>
        </text:list-item>
        <text:list-item>
          <text:p text:style-name="P31"><text:span text:style-name="Strong_20_Emphasis">Contents</text:span>: Movie titles, genres, keywords, cast, crew, overview, ratings, etc. </text:p>
        </text:list-item>
      </text:list>
      <text:p text:style-name="Text_20_body">✅ <text:span text:style-name="Strong_20_Emphasis">2. Data Preprocessing</text:span> 🛠️</text:p>
      <text:list xml:id="list1026072554" text:style-name="L3">
        <text:list-item>
          <text:p text:style-name="P34"><text:span text:style-name="Strong_20_Emphasis">Merging Datasets</text:span>: <text:span text:style-name="Source_20_Text">movies</text:span> and <text:span text:style-name="Source_20_Text">credits</text:span> merged on <text:span text:style-name="Source_20_Text">title</text:span>. </text:p>
        </text:list-item>
        <text:list-item>
          <text:p text:style-name="P33"><text:span text:style-name="Strong_20_Emphasis">Feature Selection</text:span>: Extracted relevant columns: </text:p>
          <text:p text:style-name="P21"><text:span text:style-name="Source_20_Text">['genres', 'id', 'keywords', 'title', 'overview', 'cast', 'crew']</text:span></text:p>
        </text:list-item>
        <text:list-item>
          <text:p text:style-name="P34"><text:span text:style-name="Strong_20_Emphasis">Handling Missing Data</text:span>: Dropped missing values in the <text:span text:style-name="Source_20_Text">overview</text:span> column. </text:p>
        </text:list-item>
        <text:list-item>
          <text:p text:style-name="P33"><text:span text:style-name="Strong_20_Emphasis">Data Formatting</text:span>: Converted <text:span text:style-name="Source_20_Text">genres</text:span>, <text:span text:style-name="Source_20_Text">keywords</text:span>, <text:span text:style-name="Source_20_Text">cast</text:span>, and <text:span text:style-name="Source_20_Text">crew</text:span> from dictionaries to lists. </text:p>
        </text:list-item>
      </text:list>
      <text:p text:style-name="Text_20_body">✅ <text:span text:style-name="Strong_20_Emphasis">3. Feature Engineering</text:span> 🧠</text:p>
      <text:list xml:id="list1863210366" text:style-name="L4">
        <text:list-item>
          <text:p text:style-name="P35">Created <text:span text:style-name="Strong_20_Emphasis">movie "tags"</text:span> by combining: </text:p>
          <text:p text:style-name="P22"><text:span text:style-name="Source_20_Text">overview + genres + keywords + cast + crew</text:span></text:p>
        </text:list-item>
        <text:list-item>
          <text:p text:style-name="P36"><text:soft-page-break/>Converted text to lowercase and removed spaces in multi-word phrases. </text:p>
        </text:list-item>
        <text:list-item>
          <text:p text:style-name="P35">Applied <text:span text:style-name="Strong_20_Emphasis">Stemming</text:span> using <text:span text:style-name="Source_20_Text">PorterStemmer</text:span> to normalize words (e.g., "loved" → "love"). </text:p>
        </text:list-item>
      </text:list>
      <text:p text:style-name="Text_20_body">✅ <text:span text:style-name="Strong_20_Emphasis">4. Model Building</text:span> 🤖</text:p>
      <text:list xml:id="list3391864890" text:style-name="L5">
        <text:list-item>
          <text:p text:style-name="P38"><text:span text:style-name="Strong_20_Emphasis">Vectorization</text:span>: Converted text tags into numerical vectors using <text:span text:style-name="Strong_20_Emphasis">CountVectorizer (max_features=5000, stop_words='english')</text:span>. </text:p>
        </text:list-item>
        <text:list-item>
          <text:p text:style-name="P37"><text:span text:style-name="Strong_20_Emphasis">Similarity Calculation</text:span>: Used <text:span text:style-name="Strong_20_Emphasis">Cosine Similarity</text:span> to measure movie similarity. </text:p>
        </text:list-item>
      </text:list>
      <text:p text:style-name="Text_20_body">✅ <text:span text:style-name="Strong_20_Emphasis">5. Web App Development</text:span> 🌍</text:p>
      <text:list xml:id="list555582329" text:style-name="L6">
        <text:list-item>
          <text:p text:style-name="P40"><text:span text:style-name="Strong_20_Emphasis">Framework</text:span>: Streamlit </text:p>
        </text:list-item>
        <text:list-item>
          <text:p text:style-name="P40"><text:span text:style-name="Strong_20_Emphasis">Features</text:span>: </text:p>
          <text:list>
            <text:list-item>
              <text:p text:style-name="P40">Movie selection via dropdown </text:p>
            </text:list-item>
            <text:list-item>
              <text:p text:style-name="P40">Fetch movie posters dynamically using TMDB API </text:p>
            </text:list-item>
            <text:list-item>
              <text:p text:style-name="P40">Display top <text:span text:style-name="Strong_20_Emphasis">5 similar movies</text:span> with posters </text:p>
            </text:list-item>
            <text:list-item>
              <text:p text:style-name="P39">Integrated <text:span text:style-name="Strong_20_Emphasis">Lottie animation</text:span> for an engaging UI </text:p>
            </text:list-item>
          </text:list>
        </text:list-item>
      </text:list>
      <text:p text:style-name="Text_20_body">✅ <text:span text:style-name="Strong_20_Emphasis">6. Deployment</text:span> 🚀</text:p>
      <text:list xml:id="list3998832138" text:style-name="L7">
        <text:list-item>
          <text:p text:style-name="P41"><text:span text:style-name="Strong_20_Emphasis">Platform</text:span>: Heroku (or Streamlit Cloud) </text:p>
        </text:list-item>
      </text:list>
      <text:p text:style-name="Horizontal_20_Line"/>
      <text:h text:style-name="Heading_20_2" text:outline-level="2"><text:span text:style-name="Strong_20_Emphasis">📊 Data Preprocessing Steps</text:span></text:h>
      <text:h text:style-name="Heading_20_3" text:outline-level="3"><text:span text:style-name="Strong_20_Emphasis">🔹 Handling JSON-like Features (Genres, Keywords, Cast, Crew)</text:span></text:h>
      <text:list xml:id="list1787640693" text:style-name="L8">
        <text:list-item>
          <text:p text:style-name="P42">Some features (e.g., <text:span text:style-name="Source_20_Text">genres</text:span>) were stored as dictionaries within lists: </text:p>
          <text:p text:style-name="P24"><text:span text:style-name="Source_20_Text">[{"id": 28, "name": "Action"}, {"id": 12, "name": "Adventure"}]</text:span></text:p>
        </text:list-item>
        <text:list-item>
          <text:p text:style-name="P42">To extract meaningful values, we converted them into lists: </text:p>
          <text:p text:style-name="P23"><text:span text:style-name="Source_20_Text">import ast</text:span></text:p>
          <text:p text:style-name="P23"><text:span text:style-name="Source_20_Text">def fconvert(obj):</text:span></text:p>
          <text:p text:style-name="P23"><text:span text:style-name="Source_20_Text"><text:s text:c="4"/>return [i['name'] for i in ast.literal_eval(obj)]</text:span></text:p>
          <text:p text:style-name="P24"><text:span text:style-name="Source_20_Text">movies['genres'] = movies['genres'].apply(fconvert)</text:span></text:p>
        </text:list-item>
      </text:list>
      <text:h text:style-name="Heading_20_3" text:outline-level="3" text:is-list-header="true"><text:span text:style-name="Strong_20_Emphasis">🔹 Extracting Director from Crew</text:span></text:h>
      <text:list xml:id="list796034949" text:style-name="L9">
        <text:list-item>
          <text:p text:style-name="P43">The <text:span text:style-name="Source_20_Text">crew</text:span> column contained multiple roles; we filtered only the <text:span text:style-name="Strong_20_Emphasis">Director</text:span>: </text:p>
          <text:p text:style-name="P25"><text:span text:style-name="Source_20_Text">def fetch_director(obj):</text:span></text:p>
          <text:p text:style-name="P25"><text:span text:style-name="Source_20_Text"><text:s text:c="4"/>for i in ast.literal_eval(obj):</text:span></text:p>
          <text:p text:style-name="P25"><text:span text:style-name="Source_20_Text"><text:s text:c="8"/>if i['job'] == 'Director':</text:span></text:p>
          <text:p text:style-name="P25"><text:span text:style-name="Source_20_Text"><text:s text:c="12"/>return [i['name']]</text:span></text:p>
          <text:p text:style-name="P25"><text:span text:style-name="Source_20_Text"><text:s text:c="4"/>return []</text:span></text:p>
          <text:p text:style-name="P26"><text:span text:style-name="Source_20_Text">movies['crew'] = movies['crew'].apply(fetch_director)</text:span></text:p>
        </text:list-item>
      </text:list>
      <text:h text:style-name="Heading_20_3" text:outline-level="3" text:is-list-header="true"><text:soft-page-break/><text:span text:style-name="Strong_20_Emphasis">🔹 Creating "Tags" for Each Movie</text:span></text:h>
      <text:list xml:id="list1599855947" text:style-name="L10">
        <text:list-item>
          <text:p text:style-name="P44">Combined <text:span text:style-name="Strong_20_Emphasis">overview, genres, keywords, cast, and crew</text:span>: </text:p>
          <text:p text:style-name="P28"><text:span text:style-name="Source_20_Text">movies['tags'] = movies['overview'] + movies['genres'] + movies['keywords'] + movies['cast'] + movies['crew']</text:span></text:p>
        </text:list-item>
        <text:list-item>
          <text:p text:style-name="P44">Converted tags into lowercase and applied <text:span text:style-name="Strong_20_Emphasis">stemming</text:span>: </text:p>
          <text:p text:style-name="P27"><text:span text:style-name="Source_20_Text">from nltk.stem.porter import PorterStemmer</text:span></text:p>
          <text:p text:style-name="P27"><text:span text:style-name="Source_20_Text">ps = PorterStemmer()</text:span></text:p>
          <text:p text:style-name="P27"><text:span text:style-name="Source_20_Text">def stem(text):</text:span></text:p>
          <text:p text:style-name="P27"><text:span text:style-name="Source_20_Text"><text:s text:c="4"/>return " ".join([ps.stem(word) for word in text.split()])</text:span></text:p>
          <text:p text:style-name="P28"><text:span text:style-name="Source_20_Text">movies['tags'] = movies['tags'].apply(stem)</text:span></text:p>
        </text:list-item>
      </text:list>
      <text:p text:style-name="Horizontal_20_Line"/>
      <text:h text:style-name="Heading_20_2" text:outline-level="2"><text:span text:style-name="Strong_20_Emphasis">🎯 Model Implementation (Jupyter Notebook Code)</text:span></text:h>
      <text:h text:style-name="Heading_20_3" text:outline-level="3"><text:span text:style-name="Strong_20_Emphasis">1️⃣ Convert Text Data to Vectors</text:span></text:h>
      <text:p text:style-name="Preformatted_20_Text"><text:span text:style-name="Source_20_Text">from sklearn.feature_extraction.text import CountVectorizer</text:span></text:p>
      <text:p text:style-name="Preformatted_20_Text"><text:span text:style-name="Source_20_Text">cv = CountVectorizer(max_features=5000, stop_words='english')</text:span></text:p>
      <text:p text:style-name="P20"><text:span text:style-name="Source_20_Text">vectors = cv.fit_transform(movies['tags']).toarray()</text:span></text:p>
      <text:h text:style-name="Heading_20_3" text:outline-level="3"><text:span text:style-name="Strong_20_Emphasis">2️⃣ Compute Movie Similarities</text:span></text:h>
      <text:p text:style-name="Preformatted_20_Text"><text:span text:style-name="Source_20_Text">from sklearn.metrics.pairwise import cosine_similarity</text:span></text:p>
      <text:p text:style-name="P20"><text:span text:style-name="Source_20_Text">similarity = cosine_similarity(vectors)</text:span></text:p>
      <text:h text:style-name="Heading_20_3" text:outline-level="3"><text:span text:style-name="Strong_20_Emphasis">3️⃣ Recommendation Function</text:span></text:h>
      <text:p text:style-name="Preformatted_20_Text"><text:span text:style-name="Source_20_Text">def recommend(movie):</text:span></text:p>
      <text:p text:style-name="Preformatted_20_Text"><text:span text:style-name="Source_20_Text"><text:s text:c="4"/>movie_index = movies[movies['title'] == movie].index[0]</text:span></text:p>
      <text:p text:style-name="Preformatted_20_Text"><text:span text:style-name="Source_20_Text"><text:s text:c="4"/>distances = similarity[movie_index]</text:span></text:p>
      <text:p text:style-name="Preformatted_20_Text"><text:span text:style-name="Source_20_Text"><text:s text:c="4"/>movies_list = sorted(list(enumerate(distances)), reverse=True, key=lambda x: x[1])[1:6]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i in movies_list:</text:span></text:p>
      <text:p text:style-name="P20"><text:span text:style-name="Source_20_Text"><text:s text:c="8"/>print(movies.iloc[i[0]].title)</text:span></text:p>
      <text:p text:style-name="Text_20_body">✅ <text:span text:style-name="Strong_20_Emphasis">Example:</text:span></text:p>
      <text:p text:style-name="P20"><text:span text:style-name="Source_20_Text">recommend('Avatar')</text:span></text:p>
      <text:p text:style-name="Text_20_body"><text:span text:style-name="Strong_20_Emphasis">Output:</text:span></text:p>
      <text:p text:style-name="Preformatted_20_Text"><text:span text:style-name="Source_20_Text">Aliens vs Predator: Requiem <text:s/></text:span></text:p>
      <text:p text:style-name="Preformatted_20_Text"><text:span text:style-name="Source_20_Text">Aliens <text:s/></text:span></text:p>
      <text:p text:style-name="Preformatted_20_Text"><text:span text:style-name="Source_20_Text">Falcon Rising <text:s/></text:span></text:p>
      <text:p text:style-name="Preformatted_20_Text"><text:span text:style-name="Source_20_Text">Independence Day <text:s/></text:span></text:p>
      <text:p text:style-name="P20"><text:span text:style-name="Source_20_Text">Titan A.E.</text:span></text:p>
      <text:h text:style-name="Heading_20_3" text:outline-level="3"><text:soft-page-break/><text:span text:style-name="Strong_20_Emphasis">4️⃣ Save Processed Data for Web App</text:span></text:h>
      <text:p text:style-name="Preformatted_20_Text"><text:span text:style-name="Source_20_Text">import pickle as pkl</text:span></text:p>
      <text:p text:style-name="Preformatted_20_Text"><text:span text:style-name="Source_20_Text">pkl.dump(movies, open('movies.pkl', 'wb'))</text:span></text:p>
      <text:p text:style-name="P20"><text:span text:style-name="Source_20_Text">pkl.dump(similarity, open('similarity.pkl', 'wb'))</text:span></text:p>
      <text:p text:style-name="Horizontal_20_Line"/>
      <text:h text:style-name="Heading_20_2" text:outline-level="2"><text:span text:style-name="Strong_20_Emphasis">🌐 Web App Implementation (app.py)</text:span></text:h>
      <text:h text:style-name="Heading_20_3" text:outline-level="3"><text:span text:style-name="Strong_20_Emphasis">🔹 Features</text:span></text:h>
      <text:p text:style-name="Text_20_body">✅ <text:span text:style-name="Strong_20_Emphasis">Interactive Movie Selection</text:span><text:line-break/>✅ <text:span text:style-name="Strong_20_Emphasis">Movie Poster Fetching via TMDB API</text:span><text:line-break/>✅ <text:span text:style-name="Strong_20_Emphasis">5 Movie Recommendations with Posters</text:span><text:line-break/>✅ <text:span text:style-name="Strong_20_Emphasis">Lottie Animation for Better UI</text:span></text:p>
      <text:h text:style-name="Heading_20_3" text:outline-level="3"><text:span text:style-name="Strong_20_Emphasis">🔹 Streamlit App Code</text:span></text:h>
      <text:p text:style-name="Preformatted_20_Text"><text:span text:style-name="Source_20_Text">import streamlit as st</text:span></text:p>
      <text:p text:style-name="Preformatted_20_Text"><text:span text:style-name="Source_20_Text">import pickle as pkl</text:span></text:p>
      <text:p text:style-name="Preformatted_20_Text"><text:span text:style-name="Source_20_Text">import pandas as pd</text:span></text:p>
      <text:p text:style-name="Preformatted_20_Text"><text:span text:style-name="Source_20_Text">import requests</text:span></text:p>
      <text:p text:style-name="Preformatted_20_Text"><text:span text:style-name="Source_20_Text">from streamlit_lottie import st_lottie</text:span></text:p>
      <text:p text:style-name="Preformatted_20_Text"/>
      <text:p text:style-name="Preformatted_20_Text"><text:span text:style-name="Source_20_Text"># Load Data</text:span></text:p>
      <text:p text:style-name="Preformatted_20_Text"><text:span text:style-name="Source_20_Text">movies = pkl.load(open("movies.pkl", 'rb'))</text:span></text:p>
      <text:p text:style-name="Preformatted_20_Text"><text:span text:style-name="Source_20_Text">similarity = pkl.load(open("similarity.pkl", 'rb'))</text:span></text:p>
      <text:p text:style-name="Preformatted_20_Text"/>
      <text:p text:style-name="Preformatted_20_Text"><text:span text:style-name="Source_20_Text"># Function to fetch movie poster</text:span></text:p>
      <text:p text:style-name="Preformatted_20_Text"><text:span text:style-name="Source_20_Text">def fetch_poster(movie_id):</text:span></text:p>
      <text:p text:style-name="Preformatted_20_Text"><text:span text:style-name="Source_20_Text"><text:s text:c="4"/>url = f'https://api.themoviedb.org/3/movie/{movie_id}?api_key=YOUR_TMDB_API_KEY&amp;language=en-US'</text:span></text:p>
      <text:p text:style-name="Preformatted_20_Text"><text:span text:style-name="Source_20_Text"><text:s text:c="4"/>response = requests.get(url)</text:span></text:p>
      <text:p text:style-name="Preformatted_20_Text"><text:span text:style-name="Source_20_Text"><text:s text:c="4"/>data = response.json()</text:span></text:p>
      <text:p text:style-name="Preformatted_20_Text"><text:span text:style-name="Source_20_Text"><text:s text:c="4"/>return f"http://image.tmdb.org/t/p/w500/{data['poster_path']}"</text:span></text:p>
      <text:p text:style-name="Preformatted_20_Text"/>
      <text:p text:style-name="Preformatted_20_Text"><text:span text:style-name="Source_20_Text"># Function to recommend movies</text:span></text:p>
      <text:p text:style-name="Preformatted_20_Text"><text:span text:style-name="Source_20_Text">def recommend_movie(movie):</text:span></text:p>
      <text:p text:style-name="Preformatted_20_Text"><text:span text:style-name="Source_20_Text"><text:s text:c="4"/>movie_index = movies[movies['title'] == movie].index[0]</text:span></text:p>
      <text:p text:style-name="Preformatted_20_Text"><text:span text:style-name="Source_20_Text"><text:s text:c="4"/>distances = sorted(list(enumerate(similarity[movie_index])), reverse=True, key=lambda x: x[1])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commended_movies = []</text:span></text:p>
      <text:p text:style-name="Preformatted_20_Text"><text:span text:style-name="Source_20_Text"><text:s text:c="4"/>recommended_posters = []</text:span></text:p>
      <text:p text:style-name="Preformatted_20_Text"><text:span text:style-name="Source_20_Text"><text:s text:c="4"/>for i in distances[1:6]:</text:span></text:p>
      <text:p text:style-name="Preformatted_20_Text"><text:span text:style-name="Source_20_Text"><text:s text:c="8"/>movie_id = movies.iloc[i[0]].id</text:span></text:p>
      <text:p text:style-name="Preformatted_20_Text"><text:span text:style-name="Source_20_Text"><text:s text:c="8"/>recommended_movies.append(movies.iloc[i[0]].title)</text:span></text:p>
      <text:p text:style-name="Preformatted_20_Text"><text:span text:style-name="Source_20_Text"><text:s text:c="8"/>recommended_posters.append(fetch_poster(movie_id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recommended_movies, recommended_posters</text:span></text:p>
      <text:p text:style-name="Preformatted_20_Text"/>
      <text:p text:style-name="Preformatted_20_Text"><text:span text:style-name="Source_20_Text"># UI Components</text:span></text:p>
      <text:p text:style-name="Preformatted_20_Text"><text:span text:style-name="Source_20_Text">st.title("🎬 Movie Recommendation System")</text:span></text:p>
      <text:p text:style-name="Preformatted_20_Text"><text:span text:style-name="Source_20_Text">selected_movie_name = st.selectbox("Choose a movie:", movies['title'].values)</text:span></text:p>
      <text:p text:style-name="Preformatted_20_Text"/>
      <text:p text:style-name="Preformatted_20_Text"><text:soft-page-break/><text:span text:style-name="Source_20_Text">if st.button("Recommend"):</text:span></text:p>
      <text:p text:style-name="Preformatted_20_Text"><text:span text:style-name="Source_20_Text"><text:s text:c="4"/>names, posters = recommend_movie(selected_movie_name)</text:span></text:p>
      <text:p text:style-name="Preformatted_20_Text"><text:span text:style-name="Source_20_Text"><text:s text:c="4"/>col1, col2, col3, col4, col5 = st.columns(5)</text:span></text:p>
      <text:p text:style-name="Preformatted_20_Text"/>
      <text:p text:style-name="Preformatted_20_Text"><text:span text:style-name="Source_20_Text"><text:s text:c="4"/>for i, col in enumerate([col1, col2, col3, col4, col5]):</text:span></text:p>
      <text:p text:style-name="Preformatted_20_Text"><text:span text:style-name="Source_20_Text"><text:s text:c="8"/>with col:</text:span></text:p>
      <text:p text:style-name="Preformatted_20_Text"><text:span text:style-name="Source_20_Text"><text:s text:c="12"/>st.text(names[i])</text:span></text:p>
      <text:p text:style-name="P20"><text:span text:style-name="Source_20_Text"><text:s text:c="12"/>st.image(posters[i])</text:span></text:p>
      <text:p text:style-name="Horizontal_20_Line"/>
      <text:h text:style-name="Heading_20_2" text:outline-level="2"><text:span text:style-name="Strong_20_Emphasis">🚀 Future Enhancements</text:span></text:h>
      <text:list xml:id="list3730155233" text:style-name="L11">
        <text:list-item>
          <text:p text:style-name="P46">✅ <text:span text:style-name="Strong_20_Emphasis">Add Movie Duration</text:span> </text:p>
        </text:list-item>
        <text:list-item>
          <text:p text:style-name="P46">✅ <text:span text:style-name="Strong_20_Emphasis">Hybrid Recommendation (Content + Collaborative Filtering)</text:span> </text:p>
        </text:list-item>
        <text:list-item>
          <text:p text:style-name="P46">✅ <text:span text:style-name="Strong_20_Emphasis">Genre-Based Filtering</text:span> </text:p>
        </text:list-item>
        <text:list-item>
          <text:p text:style-name="P45">✅ <text:span text:style-name="Strong_20_Emphasis">Trending &amp; Popular Movie Suggestions</text:span> </text:p>
        </text:list-item>
      </text:list>
      <text:p text:style-name="Horizontal_20_Line"/>
      <text:h text:style-name="Heading_20_2" text:outline-level="2"><text:span text:style-name="Strong_20_Emphasis">🎯 Conclusion</text:span></text:h>
      <text:p text:style-name="Text_20_body">This <text:span text:style-name="Strong_20_Emphasis">Movie Recommendation System</text:span> provides <text:span text:style-name="Strong_20_Emphasis">accurate and engaging recommendations</text:span> based on content similarity. The <text:span text:style-name="Strong_20_Emphasis">interactive web app</text:span> enhances user experience by displaying <text:span text:style-name="Strong_20_Emphasis">movie posters &amp; animations</text:span>, making it visually appealing. 🎥✨</text:p>
      <text:p text:style-name="Text_20_body">🔥 <text:span text:style-name="Strong_20_Emphasis">Deploy</text:span><text:span text:style-name="Strong_20_Emphasis"><text:span text:style-name="T21">ed</text:span></text:span><text:span text:style-name="Strong_20_Emphasis"> on Streamlit Cloud!</text:span> 🚀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23:55:54.501318831</meta:creation-date>
    <meta:generator>LibreOffice/7.3.7.2$Linux_X86_64 LibreOffice_project/30$Build-2</meta:generator>
    <dc:date>2025-02-05T01:07:28.114488469</dc:date>
    <meta:editing-duration>PT12H35M35S</meta:editing-duration>
    <meta:editing-cycles>16</meta:editing-cycles>
    <meta:document-statistic meta:table-count="0" meta:image-count="0" meta:object-count="0" meta:page-count="5" meta:paragraph-count="146" meta:word-count="771" meta:character-count="6325" meta:non-whitespace-character-count="5406"/>
  </office:meta>
</office:document-meta>
</file>